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ro1" style:family="table-row">
      <style:table-row-properties style:row-height="0.947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953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0.452cm" fo:break-before="auto" style:use-optimal-row-height="tru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2">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7.259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3">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0.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10.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2">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2">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1.238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738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734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4.234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2">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73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724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2.221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2">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2">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7.243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2">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34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3.232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4.232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726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8.225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918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719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4.21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714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13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71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6.212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1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2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7.14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8.209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708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706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2">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199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5.197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7.193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8.192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69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689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676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675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671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669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662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712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2.209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706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0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05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5.203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70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699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8.2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9.197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6"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5" table:number-rows-repeated="1047574">
          <table:table-cell table:number-columns-repeated="1024"/>
        </table:table-row>
        <table:table-row table:style-name="ro5">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2">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2">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2">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2">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2">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2">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2">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2">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2">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2">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2">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2">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2">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2">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2">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2">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2">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2">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2">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2">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2">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2">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2">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2">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2">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2">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2">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2">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2">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2">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2">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2">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2">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2">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2">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2">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2">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2">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2">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2">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2">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2">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2">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2">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2">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2">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2">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2">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2">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2">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2">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2">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2">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2">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2">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2">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2">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2">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2">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2">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2">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2">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2">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2">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2">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2">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2">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2">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2">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2">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2">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2">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2">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2">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2">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2">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2">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2">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2">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2">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2">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2">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2">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2">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2">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2">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2">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2">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2">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2">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2">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2">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2">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2">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2">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2">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2">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2">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2">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2">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2">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2">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2">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2">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2">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2">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2">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2">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2">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2">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2">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2">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2">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2">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2">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2">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2">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2">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2">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2">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2">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2">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2">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2">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2">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2">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2">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2">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2">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2">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2">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2">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2">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2">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2">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2">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2">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2">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2">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2">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2">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2">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2">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2">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2">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2">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2">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2">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2">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2">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2">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2">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2">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2">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2">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2">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6" table:number-rows-repeated="676">
          <table:table-cell table:style-name="ce71"/>
          <table:table-cell/>
          <table:table-cell table:style-name="ce74"/>
          <table:table-cell table:number-columns-repeated="2"/>
          <table:table-cell table:style-name="ce79"/>
          <table:table-cell table:number-columns-repeated="101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7">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ext:p/>
          </table:table-cell>
        </table:table-row>
        <table:table-row table:style-name="ro8">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8">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8">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8">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8">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8">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8">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7:43:13.387000000</dc:date>
    <meta:editing-duration>PT3M30S</meta:editing-duration>
    <meta:editing-cycles>3</meta:editing-cycles>
    <meta:document-statistic meta:table-count="3" meta:cell-count="4554" meta:object-count="0"/>
  </office:meta>
</office:document-meta>
</file>